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officeooo:rsid="00098e97" officeooo:paragraph-rsid="00098e97"/>
    </style:style>
    <style:style style:name="P2" style:family="paragraph" style:parent-style-name="Standard">
      <style:text-properties style:font-name="DejaVu Serif" fo:font-size="16pt" officeooo:rsid="00098e97" officeooo:paragraph-rsid="00098e97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officeooo:rsid="000ab454" officeooo:paragraph-rsid="000ab454" style:font-size-asian="20pt" style:font-size-complex="20pt"/>
    </style:style>
    <style:style style:name="P4" style:family="paragraph" style:parent-style-name="Standard">
      <style:text-properties style:font-name="DejaVu Serif" officeooo:rsid="000ab454" officeooo:paragraph-rsid="000ab454"/>
    </style:style>
    <style:style style:name="P5" style:family="paragraph" style:parent-style-name="Standard">
      <style:text-properties style:font-name="DejaVu Serif" officeooo:rsid="000ab454" officeooo:paragraph-rsid="000bcc83"/>
    </style:style>
    <style:style style:name="P6" style:family="paragraph" style:parent-style-name="Standard">
      <style:text-properties style:font-name="DejaVu Serif" officeooo:rsid="000d2cbe" officeooo:paragraph-rsid="000d2cbe"/>
    </style:style>
    <style:style style:name="P7" style:family="paragraph" style:parent-style-name="Standard">
      <style:text-properties style:font-name="DejaVu Serif" officeooo:rsid="000d2cbe" officeooo:paragraph-rsid="000d9575"/>
    </style:style>
    <style:style style:name="P8" style:family="paragraph" style:parent-style-name="Standard">
      <style:text-properties style:font-name="DejaVu Serif" fo:font-weight="bold" officeooo:rsid="000ab454" officeooo:paragraph-rsid="000ab454" style:font-weight-asian="bold" style:font-weight-complex="bold"/>
    </style:style>
    <style:style style:name="P9" style:family="paragraph" style:parent-style-name="Standard">
      <style:text-properties style:font-name="DejaVu Serif" fo:font-weight="bold" officeooo:rsid="000ab454" officeooo:paragraph-rsid="000bcc83" style:font-weight-asian="bold" style:font-weight-complex="bold"/>
    </style:style>
    <style:style style:name="P10" style:family="paragraph" style:parent-style-name="Standard">
      <style:text-properties style:font-name="DejaVu Serif" fo:font-weight="bold" officeooo:rsid="000d2cbe" officeooo:paragraph-rsid="000d9575" style:font-weight-asian="bold" style:font-weight-complex="bold"/>
    </style:style>
    <style:style style:name="P11" style:family="paragraph" style:parent-style-name="Standard">
      <style:text-properties style:font-name="DejaVu Serif" fo:font-weight="bold" officeooo:rsid="000d9575" officeooo:paragraph-rsid="000d9575" style:font-weight-asian="bold" style:font-weight-complex="bold"/>
    </style:style>
    <style:style style:name="P12" style:family="paragraph" style:parent-style-name="Standard">
      <style:text-properties style:font-name="DejaVu Serif" fo:font-weight="normal" officeooo:rsid="000d9575" officeooo:paragraph-rsid="000d9575" style:font-weight-asian="normal" style:font-weight-complex="normal"/>
    </style:style>
    <style:style style:name="P13" style:family="paragraph" style:parent-style-name="Standard">
      <style:text-properties style:font-name="DejaVu Serif" fo:font-weight="normal" officeooo:rsid="000ec80f" officeooo:paragraph-rsid="000ec80f" style:font-weight-asian="normal" style:font-weight-complex="normal"/>
    </style:style>
    <style:style style:name="T1" style:family="text">
      <style:text-properties officeooo:rsid="000bcc83"/>
    </style:style>
    <style:style style:name="T2" style:family="text">
      <style:text-properties officeooo:rsid="000d2cbe"/>
    </style:style>
    <style:style style:name="T3" style:family="text">
      <style:text-properties officeooo:rsid="000d9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espół nr. 2</text:p>
      <text:p text:style-name="P2">Rafał Rogala</text:p>
      <text:p text:style-name="P2">Kierownik, programista</text:p>
      <text:p text:style-name="P2"/>
      <text:p text:style-name="P3">Raport Indywidualny</text:p>
      <text:p text:style-name="P1"/>
      <text:p text:style-name="P4">Zadania związane z projektem:</text:p>
      <text:p text:style-name="P4"/>
      <text:p text:style-name="P8">1) W<text:span text:style-name="T1">spółtworzenie</text:span> strony internetowej projektu.</text:p>
      <text:p text:style-name="P8"/>
      <text:p text:style-name="P9">2) <text:span text:style-name="T1">Research i wybór technologi do frontendu aplikacji.</text:span></text:p>
      <text:p text:style-name="P5"/>
      <text:p text:style-name="P5"><text:span text:style-name="T1">- Tu problem stanowił duży wachlarz technologi </text:span><text:span text:style-name="T2">frontendu i właściwy wybór w stosunku do potrzeb aplikacji, wymagany był przez to dogłębniejszy research.</text:span></text:p>
      <text:p text:style-name="P5"/>
      <text:p text:style-name="P10">3) Przygotowanie diagramów kontekstu aplikacji i diagramu kontenerów na forntendzie.</text:p>
      <text:p text:style-name="P7"/>
      <text:p text:style-name="P10"><text:span text:style-name="T3">4) P</text:span>omoc przy tworzeniu schematu bazy danych.</text:p>
      <text:p text:style-name="P6"/>
      <text:p text:style-name="P6">- W tym przypadku największy problem stanowiło utworzenie schematu bazy danych do bazy NoSQL (MongoDB), <text:span text:style-name="T3">żeby w odpowiedni sposób przedstawić szkielety kolekcji i połączenia konkretnych kolekcji za pomocą indeksów.</text:span></text:p>
      <text:p text:style-name="P6"/>
      <text:p text:style-name="P11">5) Złożenie wszystkich diagramów i decyzji w opis architektury aplikacji.</text:p>
      <text:p text:style-name="P11"/>
      <text:p text:style-name="P11">6) Zaprojektowanie interfejsu aplikacji webowej i mobilnej.</text:p>
      <text:p text:style-name="P11"/>
      <text:p text:style-name="P12">-Problem powstały tutaj to znalezienie odpowiedniego programu do tworzenia projektu interfejsu i nauka jego użytkowania.</text:p>
      <text:p text:style-name="P12"/>
      <text:p text:style-name="P12"/>
      <text:p text:style-name="P13">Jako kierownik zespołu byłem także odpowiedzialny za kontakt i ustalanie terminów oraz organizowanie spotkań z opiekunem zespołu. Pilnowanie terminów wykonywania zadań przez członków zespołu zgodnie z planem projektu.</text:p>
      <text:p text:style-name="P13"/>
      <text:p text:style-name="P13">Plan projektu jest realizowany według metodologi „waterfall”, a zadania zawarte w tym harmonogramie są przydzielane na bieżąco do osób lub mikrogrup w zależności od złożoności konkretnego zadani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1:28:16.784449911</meta:creation-date>
    <dc:date>2023-02-02T12:34:21.318894402</dc:date>
    <meta:editing-duration>PT2M42S</meta:editing-duration>
    <meta:editing-cycles>1</meta:editing-cycles>
    <meta:document-statistic meta:table-count="0" meta:image-count="0" meta:object-count="0" meta:page-count="1" meta:paragraph-count="16" meta:word-count="181" meta:character-count="1354" meta:non-whitespace-character-count="1189"/>
    <meta:generator>LibreOffice/6.4.7.2$Linux_X86_64 LibreOffice_project/40$Build-2</meta:generator>
  </office:meta>
</office:document-meta>
</file>